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3.0pt" fo:color="#262626" fo:background-color="#f2f2f2"/>
    </style:style>
    <style:style style:name="P2" style:family="paragraph" style:parent-style-name="Standard">
      <style:text-properties style:font-name="Menlo" fo:font-size="13.0pt" fo:color="#262626" fo:background-color="#f2f2f2"/>
    </style:style>
    <style:style style:name="P3" style:family="paragraph" style:parent-style-name="Standard">
      <style:text-properties style:font-name="Menlo" fo:font-size="13.0pt" fo:color="#262626" fo:background-color="#f3f3f2"/>
    </style:style>
    <style:style style:name="P4" style:family="paragraph" style:parent-style-name="Standard">
      <style:text-properties style:font-name="Menlo" fo:font-size="13.0pt" fo:color="#000000" fo:background-color="#fcfcfc"/>
    </style:style>
    <style:style style:name="P5" style:family="paragraph" style:parent-style-name="Standard">
      <style:text-properties style:font-name="Menlo" fo:font-size="13.0pt" fo:color="#298e0b" fo:background-color="#fcfcfc"/>
    </style:style>
    <style:style style:name="P6" style:family="paragraph" style:parent-style-name="Standard">
      <style:text-properties style:font-name="Menlo" fo:font-size="13.0pt" fo:color="#4d5051" fo:background-color="#fcfcfc"/>
    </style:style>
    <style:style style:name="P7" style:family="paragraph" style:parent-style-name="Standard">
      <style:text-properties style:font-name="Helvetica" fo:font-size="14.0pt" fo:color="#2a2c33" fo:background-color="#f2f2f2"/>
    </style:style>
    <style:style style:name="P8" style:family="paragraph" style:parent-style-name="Standard">
      <style:text-properties style:font-name="Courier New" fo:font-size="14.9pt" fo:color="#0a5287" fo:background-color="#ffffff"/>
    </style:style>
    <style:style style:name="P9" style:family="paragraph" style:parent-style-name="Standard">
      <style:text-properties style:font-name="Courier New" fo:font-size="14.9pt" fo:color="#000000" fo:background-color="#ffffff"/>
    </style:style>
    <style:style style:name="T1" style:family="text">
      <style:text-properties style:font-name="Helvetica" fo:font-size="12.0pt" fo:font-size-asian="12.0pt" fo:font-size-complex="12.0pt" fo:font-style="italic" fo:font-style-asian="italic" fo:font-style-complex="italic" fo:color="#000000" fo:background-color="transparent"/>
    </style:style>
    <style:style style:name="T2" style:family="text">
      <style:text-properties fo:letter-spacing="0.0000in"/>
    </style:style>
    <style:style style:name="T3" style:family="text">
      <style:text-properties style:text-underline-style="solid" fo:letter-spacing="0.0000in"/>
    </style:style>
    <style:style style:name="T4" style:family="text">
      <style:text-properties fo:letter-spacing="0.0000in" fo:background-color="#f2f2f2"/>
    </style:style>
    <style:style style:name="T5" style:family="text">
      <style:text-properties fo:letter-spacing="0.0000in" fo:color="#1a7da9"/>
    </style:style>
    <style:style style:name="T6" style:family="text">
      <style:text-properties fo:letter-spacing="0.0000in" fo:color="#4d5051"/>
    </style:style>
    <style:style style:name="T7" style:family="text">
      <style:text-properties fo:letter-spacing="0.0000in" fo:color="#000000"/>
    </style:style>
    <style:style style:name="T8" style:family="text">
      <style:text-properties fo:letter-spacing="0.0000in" fo:color="#946c47" fo:background-color="#ffffff"/>
    </style:style>
    <style:style style:name="T9" style:family="text">
      <style:text-properties fo:letter-spacing="0.0000in" fo:color="#bb1822"/>
    </style:style>
    <style:style style:name="T10" style:family="text">
      <style:text-properties style:font-name="Menlo" fo:font-size="13.0pt" fo:font-size-asian="13.0pt" fo:font-size-complex="13.0pt" style:text-underline-style="solid" fo:letter-spacing="0.0000in" fo:color="#4d5051" fo:background-color="#fdfdfc"/>
    </style:style>
    <style:style style:name="T11" style:family="text">
      <style:text-properties style:font-name="Menlo" fo:font-size="13.0pt" fo:font-size-asian="13.0pt" fo:font-size-complex="13.0pt" fo:letter-spacing="0.0000in" fo:color="#4d5051" fo:background-color="#fcfcfc"/>
    </style:style>
    <style:style style:name="T12" style:family="text">
      <style:text-properties fo:letter-spacing="0.0000in" fo:color="#930093"/>
    </style:style>
    <style:style style:name="T13" style:family="text">
      <style:text-properties fo:letter-spacing="0.0000in" fo:color="#855504"/>
    </style:style>
    <style:style style:name="T14" style:family="text">
      <style:text-properties style:font-name="Helvetica" fo:font-size="14.0pt" fo:font-size-asian="14.0pt" fo:font-size-complex="14.0pt" fo:letter-spacing="0.0000in" fo:color="#2a2c33" fo:background-color="#f2f2f2"/>
    </style:style>
    <style:style style:name="T15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1) </text:span><text:span text:style-name="T2">#program to find area of circle using functions</text:span></text:p>
      <text:p text:style-name="P2"><text:span text:style-name="T2">ANS)</text:span></text:p>
      <text:p text:style-name="P2"><text:span text:style-name="T2">import math</text:span></text:p>
      <text:p text:style-name="P2"><text:span text:style-name="T2">def area_of_circle(r): </text:span></text:p>
      <text:p text:style-name="P2"><text:span text:style-name="T2"><text:s text:c="4"/>a = r**2 * math.pi</text:span></text:p>
      <text:p text:style-name="P2"><text:span text:style-name="T2"><text:s text:c="4"/>return a</text:span></text:p>
      <text:p text:style-name="P2"><text:span text:style-name="T2">r = float(input("Enter the radius of the circle: "))</text:span></text:p>
      <text:p text:style-name="P2"><text:span text:style-name="T2">print("%.2f" %area_of_circle(r))</text:span></text:p>
      <text:p text:style-name="P2"><text:span text:style-name="T2"/></text:p>
      <text:p text:style-name="P2"><text:span text:style-name="T2">2)wirte a python program to find area of regular polygon?</text:span></text:p>
      <text:p text:style-name="P3"><text:span text:style-name="T3">Ans</text:span><text:span text:style-name="T4">)</text:span></text:p>
      <text:p text:style-name="P4"><text:span text:style-name="T5"><text:s text:c="3"/>from</text:span><text:span text:style-name="T2"><text:s/>math </text:span><text:span text:style-name="T5">import</text:span><text:span text:style-name="T2"><text:s/>tan</text:span><text:span text:style-name="T6">,</text:span><text:span text:style-name="T2"><text:s/>pi</text:span></text:p>
      <text:p text:style-name="P5"><text:span text:style-name="T7"><text:s text:c="3"/>n_sides </text:span><text:span text:style-name="T8">=</text:span><text:span text:style-name="T7"><text:s/></text:span><text:span text:style-name="T2">int</text:span><text:span text:style-name="T6">(</text:span><text:span text:style-name="T2">input</text:span><text:span text:style-name="T6">(</text:span><text:span text:style-name="T2">"Input number of sides: "</text:span><text:span text:style-name="T6">))</text:span></text:p>
      <text:p text:style-name="P5"><text:span text:style-name="T7"><text:s text:c="3"/>s_length </text:span><text:span text:style-name="T8">=</text:span><text:span text:style-name="T7"><text:s/></text:span><text:span text:style-name="T2">float</text:span><text:span text:style-name="T6">(</text:span><text:span text:style-name="T2">input</text:span><text:span text:style-name="T6">(</text:span><text:span text:style-name="T2">"Input the length of a side: "</text:span><text:span text:style-name="T6">))</text:span></text:p>
      <text:p text:style-name="P4"><text:span text:style-name="T2"><text:s text:c="3"/>p_area </text:span><text:span text:style-name="T8">=</text:span><text:span text:style-name="T2"><text:s/>n_sides </text:span><text:span text:style-name="T8">*</text:span><text:span text:style-name="T2"><text:s/></text:span><text:span text:style-name="T6">(</text:span><text:span text:style-name="T2">s_length </text:span><text:span text:style-name="T8">**</text:span><text:span text:style-name="T2"><text:s/></text:span><text:span text:style-name="T9">2</text:span><text:span text:style-name="T6">)</text:span><text:span text:style-name="T2"><text:s/></text:span><text:span text:style-name="T8">/</text:span><text:span text:style-name="T2"><text:s/></text:span><text:span text:style-name="T6">(</text:span><text:span text:style-name="T9">4</text:span><text:span text:style-name="T2"><text:s/></text:span><text:span text:style-name="T8">*</text:span><text:span text:style-name="T2"><text:s/>tan</text:span><text:span text:style-name="T6">(</text:span><text:span text:style-name="T2">pi </text:span><text:span text:style-name="T8">/</text:span><text:span text:style-name="T2"><text:s/>n_sides</text:span><text:span text:style-name="T6">))</text:span></text:p>
      <text:p text:style-name="P5"><text:span text:style-name="T5"><text:s text:c="3"/>print</text:span><text:span text:style-name="T6">(</text:span><text:span text:style-name="T2">"The area of the polygon is: "</text:span><text:span text:style-name="T6">,</text:span><text:span text:style-name="T7">p_area</text:span><text:span text:style-name="T6">)</text:span></text:p>
      <text:p text:style-name="P6"><text:span text:style-name="T2"/></text:p>
      <text:p text:style-name="P6"><text:span text:style-name="T2">3)wirte a python program to generate <text:s/>random number between 1 and <text:s text:c="4"/>1000?</text:span></text:p>
      <text:p text:style-name="P7"><text:span text:style-name="T10">Ans</text:span><text:span text:style-name="T11">:</text:span><text:span text:style-name="T12">import</text:span><text:span text:style-name="T2"><text:s/>random</text:span></text:p>
      <text:p text:style-name="P7"><text:span text:style-name="T12">print</text:span><text:span text:style-name="T2">(random.randint(</text:span><text:span text:style-name="T13">1,1000</text:span><text:span text:style-name="T2">))</text:span></text:p>
      <text:p text:style-name="P7"><text:span text:style-name="T2"/></text:p>
      <text:p text:style-name="P7"><text:span text:style-name="T2">4)</text:span></text:p>
      <text:p text:style-name="P7"><text:span text:style-name="T2">Ans:</text:span></text:p>
      <text:p text:style-name="P7"><text:span text:style-name="T2"><text:s/>1)from math import sin</text:span></text:p>
      <text:p text:style-name="P7"><text:span text:style-name="T2">sine_60 = sin(60)</text:span></text:p>
      <text:p text:style-name="P7"><text:span text:style-name="T2">print ("The sine of 60 = ", <text:s/>sine_60)</text:span></text:p>
      <text:p text:style-name="P7"><text:span text:style-name="T2">2)from math import cos</text:span></text:p>
      <text:p text:style-name="P7"><text:span text:style-name="T2">cos_pi = cos(pi)</text:span></text:p>
      <text:p text:style-name="P7"><text:span text:style-name="T2">print ("The cos of pi = ", <text:s/>cos_pi)</text:span></text:p>
      <text:p text:style-name="P7"><text:span text:style-name="T2">3)from math import tan</text:span></text:p>
      <text:p text:style-name="P7"><text:span text:style-name="T2">tan_90 = tan(90)</text:span></text:p>
      <text:p text:style-name="P7"><text:span text:style-name="T2">print ("The tan of 90 = ",tan_90)</text:span></text:p>
      <text:p text:style-name="P7"><text:span text:style-name="T2">4)num = 400</text:span></text:p>
      <text:p text:style-name="P7"><text:span text:style-name="T2">num_sqrt = num ** 0.5</text:span></text:p>
      <text:p text:style-name="P7"><text:span text:style-name="T2">print('The square root of %0.3f is %0.3f'%(num ,num_sqrt))</text:span></text:p>
      <text:p text:style-name="P7"><text:span text:style-name="T2">5)</text:span></text:p>
      <text:p text:style-name="P8"><text:span text:style-name="T14">a)</text:span><text:span text:style-name="T15">x=float(input("Enter a float value: "))</text:span></text:p>
      <text:p text:style-name="P8"><text:span text:style-name="T15"/></text:p>
      <text:p text:style-name="P8"><text:span text:style-name="T15">import math</text:span></text:p>
      <text:p text:style-name="P8"><text:span text:style-name="T15">y=math.ceil(x)</text:span></text:p>
      <text:p text:style-name="P8"><text:span text:style-name="T15"/></text:p>
      <text:p text:style-name="P8"><text:span text:style-name="T15">print("The ceil value of ",x," is", y)</text:span></text:p>
      <text:p text:style-name="P8"><text:span text:style-name="T15">b)x=float(input("Enter a float value: "))</text:span></text:p>
      <text:p text:style-name="P8"><text:span text:style-name="T15"/></text:p>
      <text:p text:style-name="P8"><text:span text:style-name="T15">import math</text:span></text:p>
      <text:p text:style-name="P8"><text:span text:style-name="T15">y=math.floor(x)</text:span></text:p>
      <text:p text:style-name="P8"><text:span text:style-name="T15"/></text:p>
      <text:p text:style-name="P8"><text:span text:style-name="T15">print("The floor value of ",x," is", y)</text:span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